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µ = Micro Scale Edit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99.227">
            <text:p>99.22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bmzy5bgb">https://www.geogebra.org/geometry/bmzy5bgb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99.487">
            <text:p>99.4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yx5e8wnu">https://www.geogebra.org/geometry/yx5e8wnu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Min/Ma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0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0:06:17.07</dc:date>
    <meta:editing-duration>PT2H9M41S</meta:editing-duration>
    <meta:editing-cycles>39</meta:editing-cycles>
    <meta:generator>OpenOffice/4.1.14$Win32 OpenOffice.org_project/4114m1$Build-9811</meta:generator>
    <meta:document-statistic meta:table-count="3" meta:cell-count="133" meta:object-count="0"/>
  </office:meta>
</office:document-meta>
</file>